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SetPageDeviceElement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Element.PSSetPageDevice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Element.processNode( String elementName , Locator locator , Attributes attlist , PropertyList property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SSetPageDeviceElement.startOfN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SSetPageDeviceElement.instantiateExtensionAttach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